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b7c7" officeooo:paragraph-rsid="0013b7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ach level is limited by time.</text:p>
      <text:p text:style-name="P1">Rituals can be performed with only set intervals.</text:p>
      <text:p text:style-name="P1"/>
      <text:p text:style-name="P1">Example goals of each level:</text:p>
      <text:p text:style-name="P1">Grow population X by Y%.</text:p>
      <text:p text:style-name="P1">Destroy population X.</text:p>
      <text:p text:style-name="P1">Do not let your population shrink under X or grow over Y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1:01:30.580361336</meta:creation-date>
    <meta:generator>LibreOffice/5.0.4.2$Linux_X86_64 LibreOffice_project/00m0$Build-2</meta:generator>
    <dc:date>2016-01-30T11:16:53.625258686</dc:date>
    <meta:editing-duration>PT15M23S</meta:editing-duration>
    <meta:editing-cycles>1</meta:editing-cycles>
    <meta:document-statistic meta:table-count="0" meta:image-count="0" meta:object-count="0" meta:page-count="1" meta:paragraph-count="6" meta:word-count="39" meta:character-count="209" meta:non-whitespace-character-count="176"/>
  </office:meta>
</office:document-meta>
</file>